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d76" officeooo:paragraph-rsid="0011dd76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92f32" style:font-name="Gotham Rounded SSm A" fo:font-size="15pt" fo:letter-spacing="normal" fo:font-style="normal" fo:font-weight="bold" officeooo:rsid="0011dd76" officeooo:paragraph-rsid="0011dd76"/>
    </style:style>
    <style:style style:name="P3" style:family="paragraph" style:parent-style-name="Standard">
      <style:text-properties officeooo:paragraph-rsid="0011dd76"/>
    </style:style>
    <style:style style:name="P4" style:family="paragraph" style:parent-style-name="Standard">
      <style:text-properties officeooo:rsid="0012c303" officeooo:paragraph-rsid="0012c303"/>
    </style:style>
    <style:style style:name="P5" style:family="paragraph" style:parent-style-name="Standard">
      <style:text-properties officeooo:paragraph-rsid="0012c303"/>
    </style:style>
    <style:style style:name="P6" style:family="paragraph" style:parent-style-name="Standard">
      <style:text-properties officeooo:rsid="00143bbe" officeooo:paragraph-rsid="00143bbe"/>
    </style:style>
    <style:style style:name="P7" style:family="paragraph" style:parent-style-name="Standard">
      <style:text-properties officeooo:paragraph-rsid="00167327"/>
    </style:style>
    <style:style style:name="T1" style:family="text">
      <style:text-properties officeooo:rsid="0011dd76"/>
    </style:style>
    <style:style style:name="T2" style:family="text">
      <style:text-properties officeooo:rsid="0012c303"/>
    </style:style>
    <style:style style:name="T3" style:family="text">
      <style:text-properties officeooo:rsid="00143bbe"/>
    </style:style>
    <style:style style:name="T4" style:family="text">
      <style:text-properties officeooo:rsid="0015ad5d"/>
    </style:style>
    <style:style style:name="T5" style:family="text">
      <style:text-properties officeooo:rsid="001673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ild a Docker Jenkins Pipeline to Implement CI/CD Workflow</text:p>
      <text:p text:style-name="P1"/>
      <text:p text:style-name="P1">For this assignment, I will continue on the project from course 2 lesson 8 as and example as it already contains some of the requirements for the assignments end product. I will use it as a step by step illustration.</text:p>
      <text:p text:style-name="P1"/>
      <text:p text:style-name="P1">Step 1: Creating the main framework for the team. </text:p>
      <text:p text:style-name="P3"><text:span text:style-name="T1"><text:s text:c="11"/>In order to monitor all the changes the team commit regarding the project, I will start by creating a new Github repository called “ course2project1” and add readme . Using it as main branch, now team can clone the newly created repo</text:span><text:span text:style-name="T2">sitory</text:span><text:span text:style-name="T1"> to their local machine.</text:span></text:p>
      <text:p text:style-name="P3"/>
      <text:p text:style-name="P4">Step 2: monitor the progress of the project</text:p>
      <text:p text:style-name="P4"><text:s text:c="11"/>As the team progress with the project, <text:span text:style-name="T3">with each team member working on their assigned task. </text:span>I will be able to monitor all the changes and commits to the Github repository. As the team pushes their commits <text:span text:style-name="T3">and </text:span>changes get approved, it gets merged with main branch. The process will continue until goal is reached regarding the code building process.</text:p>
      <text:p text:style-name="P4"/>
      <text:p text:style-name="P4">Step 3: Creating Docker <text:span text:style-name="T3">container </text:span></text:p>
      <text:p text:style-name="P5"><text:span text:style-name="T2"><text:s text:c="10"/>Once all the required coding is done and approved, now would be the time to build docker image for containerization. </text:span><text:span text:style-name="T3">With the help of built in docker commands such as docker build.</text:span></text:p>
      <text:p text:style-name="P6">Logging into docker hub. I created a new repository wit the same name <text:span text:style-name="T1">“ course2project1” </text:span>to push locally created docker image to</text:p>
      <text:p text:style-name="P6"/>
      <text:p text:style-name="P6">Step 4: Creating Jenkins pipeline</text:p>
      <text:p text:style-name="P7"><text:span text:style-name="T3"><text:s text:c="12"/>Logging into Jenkins. </text:span><text:span text:style-name="T4">Create new </text:span><text:span text:style-name="T5">pipeline</text:span><text:span text:style-name="T4"> </text:span><text:span text:style-name="T1">“ course2project1”. </text:span><text:span text:style-name="T5">Adding github link and required commands. And finally creating jenkins pipeline 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6:10:29.327873510</meta:creation-date>
    <dc:date>2022-02-11T17:30:30.892431471</dc:date>
    <meta:editing-duration>PT34M5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56" meta:character-count="1542" meta:non-whitespace-character-count="1251"/>
  </office:meta>
</office:document-meta>
</file>